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99in"/>
    </style:style>
    <style:style style:name="co2" style:family="table-column">
      <style:table-column-properties fo:break-before="auto" style:column-width="0.6327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5016in"/>
    </style:style>
    <style:style style:name="co6" style:family="table-column">
      <style:table-column-properties fo:break-before="auto" style:column-width="0.4339in"/>
    </style:style>
    <style:style style:name="co7" style:family="table-column">
      <style:table-column-properties fo:break-before="auto" style:column-width="1.8047in"/>
    </style:style>
    <style:style style:name="co8" style:family="table-column">
      <style:table-column-properties fo:break-before="auto" style:column-width="0.3925in"/>
    </style:style>
    <style:style style:name="co9" style:family="table-column">
      <style:table-column-properties fo:break-before="auto" style:column-width="1.5992in"/>
    </style:style>
    <style:style style:name="co10" style:family="table-column">
      <style:table-column-properties fo:break-before="auto" style:column-width="1.370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2126in"/>
    </style:style>
    <style:style style:name="co13" style:family="table-column">
      <style:table-column-properties fo:break-before="auto" style:column-width="1.0799in"/>
    </style:style>
    <style:style style:name="co14" style:family="table-column">
      <style:table-column-properties fo:break-before="auto" style:column-width="1.1791in"/>
    </style:style>
    <style:style style:name="co15" style:family="table-column">
      <style:table-column-properties fo:break-before="auto" style:column-width="0.3339in"/>
    </style:style>
    <style:style style:name="co16" style:family="table-column">
      <style:table-column-properties fo:break-before="auto" style:column-width="1.4146in"/>
    </style:style>
    <style:style style:name="co17" style:family="table-column">
      <style:table-column-properties fo:break-before="auto" style:column-width="0.1917in"/>
    </style:style>
    <style:style style:name="co18" style:family="table-column">
      <style:table-column-properties fo:break-before="auto" style:column-width="1.3484in"/>
    </style:style>
    <style:style style:name="co19" style:family="table-column">
      <style:table-column-properties fo:break-before="auto" style:column-width="0.2043in"/>
    </style:style>
    <style:style style:name="co20" style:family="table-column">
      <style:table-column-properties fo:break-before="auto" style:column-width="1.4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62in" fo:break-before="auto" style:use-optimal-row-height="true"/>
    </style:style>
    <style:style style:name="ro3" style:family="table-row">
      <style:table-row-properties style:row-height="0.0598in" fo:break-before="auto" style:use-optimal-row-height="false"/>
    </style:style>
    <style:style style:name="ro4" style:family="table-row">
      <style:table-row-properties style:row-height="0.0717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0835in" fo:break-before="auto" style:use-optimal-row-height="false"/>
    </style:style>
    <style:style style:name="ro7" style:family="table-row">
      <style:table-row-properties style:row-height="0.7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6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23" style:family="table-cell" style:parent-style-name="Default">
      <style:table-cell-properties fo:background-color="#dee6ef" fo:wrap-option="wrap"/>
      <style:text-properties style:font-name="Arial"/>
    </style:style>
    <style:style style:name="ce7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ffaa95" fo:wrap-option="wrap"/>
    </style:style>
    <style:style style:name="ce21" style:family="table-cell" style:parent-style-name="Default">
      <style:table-cell-properties fo:background-color="#dee6ef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dee6ef" fo:wrap-option="wrap"/>
    </style:style>
    <style:style style:name="ce25" style:family="table-cell" style:parent-style-name="Default">
      <style:table-cell-properties fo:background-color="#e8f2a1"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marker-end="Arrow" draw:marker-end-width="0.0787in"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none" draw:fill-color="#ffffff" fo:min-height="0.4472in" loext:decorative="false"/>
      <style:paragraph-properties style:writing-mode="lr-tb"/>
    </style:style>
    <style:style style:name="gr4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0.0827in" fo:min-width="0.072in" loext:decorative="false"/>
      <style:paragraph-properties fo:text-align="center"/>
    </style:style>
    <style:style style:name="gr6" style:family="graphic" style:parent-style-name="Default">
      <style:graphic-properties draw:stroke="none" svg:stroke-color="#000000" draw:fill="none" draw:fill-color="#ffffff" fo:min-height="0.1953in" loext:decorative="false"/>
      <style:paragraph-properties style:writing-mode="lr-tb"/>
    </style:style>
    <style:style style:name="gr7" style:family="graphic" style:parent-style-name="Default">
      <style:graphic-properties svg:stroke-width="0.0394in" draw:marker-start-width="0.1378in" draw:marker-end-width="0.1378in" draw:textarea-horizontal-align="center" draw:textarea-vertical-align="middle" fo:padding-top="0.0197in" fo:padding-bottom="0.0197in" fo:padding-left="0.0197in" fo:padding-right="0.0197in" loext:decorative="false"/>
      <style:paragraph-properties fo:text-align="center"/>
    </style:style>
    <style:style style:name="gr8" style:family="graphic" style:parent-style-name="Default">
      <style:graphic-properties svg:stroke-width="0.0394in" svg:stroke-color="#b2b2b2" draw:marker-start-width="0.1378in" draw:marker-end-width="0.1378in" draw:textarea-horizontal-align="center" draw:textarea-vertical-align="middle" fo:padding-top="0.0197in" fo:padding-bottom="0.0197in" fo:padding-left="0.0197in" fo:padding-right="0.0197in" loext:decorative="false"/>
      <style:paragraph-properties fo:text-align="center"/>
    </style:style>
    <style:style style:name="gr9" style:family="graphic" style:parent-style-name="Default">
      <style:graphic-properties draw:stroke="none" svg:stroke-color="#000000" draw:fill="none" draw:fill-color="#ffffff" fo:min-height="0.1846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kennzahlen" table:style-name="ta1">
        <table:shapes>
          <draw:frame draw:z-index="0" draw:style-name="gr1" draw:text-style-name="P1" svg:width="1.9736in" svg:height="4.5917in" svg:x="5.6398in" svg:y="0.6744in">
            <draw:object draw:notify-on-update-of-ranges="kennzahlen.A16:kennzahlen.A19 kennzahlen.C16:kennzahlen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Gemäss Manual Oekofen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eter</text:p>
          </table:table-cell>
          <table:table-cell/>
          <table:table-cell office:value-type="string" calcext:value-type="string">
            <text:p>Beispiel Manual</text:p>
          </table:table-cell>
          <table:table-cell table:number-columns-repeated="2"/>
          <table:table-cell office:value-type="string" calcext:value-type="string">
            <text:p>Pe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ffertemp min ein TPO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60" calcext:value-type="float">
            <text:p>60</text:p>
          </table:table-cell>
          <table:table-cell>
            <draw:frame draw:z-index="1" draw:style-name="gr1" draw:text-style-name="P1" svg:width="1.9736in" svg:height="4.5917in" svg:x="0.2413in" svg:y="0.1535in">
              <draw:object draw:notify-on-update-of-ranges="kennzahlen.A16:kennzahlen.A19 kennzahlen.B16:kennzahlen.B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Puffertemp min aus TPM</text:p>
          </table:table-cell>
          <table:table-cell office:value-type="float" office:value="60" calcext:value-type="float">
            <text:p>60</text:p>
          </table:table-cell>
          <table:table-cell table:formula="of:=[.C4]+[.C5]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schaltüberhöhung 1</text:p>
          </table:table-cell>
          <table:table-cell office:value-type="float" office:value="16" calcext:value-type="float">
            <text:p>16</text:p>
          </table:table-cell>
          <table:table-cell table:formula="of:=2*[.C8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schaltüberhöhung 2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2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office:value-type="string" calcext:value-type="string">
            <text:p>Variablen Peter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TPO_ein_A_C</text:p>
          </table:table-cell>
          <table:table-cell table:formula="of:=[.B4]+[.B8]" office:value-type="float" office:value="72" calcext:value-type="float">
            <text:p>72</text:p>
          </table:table-cell>
          <table:table-cell table:formula="of:=[.C4]+[.C8]" office:value-type="float" office:value="65" calcext:value-type="float">
            <text:p>65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TPM_aus_A_C</text:p>
          </table:table-cell>
          <table:table-cell table:formula="of:=[.B6]+[.B7]" office:value-type="float" office:value="76" calcext:value-type="float">
            <text:p>76</text:p>
          </table:table-cell>
          <table:table-cell table:formula="of:=[.C6]+[.C7]" office:value-type="float" office:value="70" calcext:value-type="float">
            <text:p>70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TPO_ein_B_C</text:p>
          </table:table-cell>
          <table:table-cell table:formula="of:=[.B4]" office:value-type="float" office:value="60" calcext:value-type="float">
            <text:p>60</text:p>
          </table:table-cell>
          <table:table-cell table:formula="of:=[.C4]" office:value-type="float" office:value="60" calcext:value-type="float">
            <text:p>60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TPM_aus_B_C</text:p>
          </table:table-cell>
          <table:table-cell table:formula="of:=[.B6]+[.B8]" office:value-type="float" office:value="72" calcext:value-type="float">
            <text:p>72</text:p>
          </table:table-cell>
          <table:table-cell table:formula="of:=[.C6]+[.C8]" office:value-type="float" office:value="65" calcext:value-type="float">
            <text:p>65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23">
          <table:table-cell table:number-columns-repeated="5"/>
          <table:table-cell table:style-name="Default" table:number-columns-repeated="2"/>
          <table:table-cell table:number-columns-repeated="8"/>
        </table:table-row>
        <table:table-row table:style-name="ro1" table:number-rows-repeated="104853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iagramm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1" table:number-columns-repeated="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nzahl Brenner ein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office:value-type="string" calcext:value-type="string">
            <text:p>Problem</text:p>
          </table:table-cell>
          <table:table-cell office:value-type="string" calcext:value-type="string">
            <text:p>Massnahme</text:p>
          </table:table-cell>
          <table:table-cell table:number-columns-repeated="7"/>
        </table:table-row>
        <table:table-row table:style-name="ro2">
          <table:table-cell/>
          <table:table-cell table:style-name="ce14" office:value-type="string" calcext:value-type="string">
            <text:p>zentral_heiss</text:p>
          </table:table-cell>
          <table:table-cell table:style-name="ce16" office:value-type="string" calcext:value-type="string" table:number-columns-spanned="1" table:number-rows-spanned="5">
            <text:p>nur Häuser die nötig</text:p>
            <text:p>nur Pumpe falls nötig</text:p>
            <text:p>set_anhebung_prozent(0)</text:p>
          </table:table-cell>
          <table:table-cell/>
          <table:table-cell table:style-name="ce10" office:value-type="string" calcext:value-type="string">
            <text:p>ladung_zentral &gt; 80%</text:p>
          </table:table-cell>
          <table:table-cell table:style-name="ce1"/>
          <table:table-cell table:style-name="ce10" office:value-type="string" calcext:value-type="string">
            <text:p>ladung_zentral &gt; 80%</text:p>
          </table:table-cell>
          <table:table-cell/>
          <table:table-cell table:style-name="ce10" office:value-type="string" calcext:value-type="string">
            <text:p>Loescht bald</text:p>
          </table:table-cell>
          <table:table-cell table:style-name="ce10" office:value-type="string" calcext:value-type="string">
            <text:p>mehr Häuser,</text:p>
            <text:p>anhebung rauf, ein haus mehr. do_mehr_haeuser()</text:p>
          </table:table-cell>
          <table:table-cell table:style-name="ce10" office:value-type="string" calcext:value-type="string">
            <text:p>alle 3 minuten einen</text:p>
          </table:table-cell>
          <table:table-cell table:number-columns-repeated="6"/>
        </table:table-row>
        <table:table-row table:style-name="ro3">
          <table:table-cell/>
          <table:table-cell table:style-name="ce14"/>
          <table:covered-table-cell/>
          <table:table-cell table:number-columns-repeated="5"/>
          <table:table-cell table:style-name="ce7" table:number-columns-repeated="2"/>
          <table:table-cell table:number-columns-repeated="7"/>
        </table:table-row>
        <table:table-row table:style-name="ro2">
          <table:table-cell/>
          <table:table-cell table:style-name="ce14" office:value-type="string" calcext:value-type="string">
            <text:p>zentral_kalt</text:p>
          </table:table-cell>
          <table:covered-table-cell/>
          <table:table-cell/>
          <table:table-cell table:style-name="ce21" office:value-type="string" calcext:value-type="string">
            <text:p>ladung_zentral &lt; -10%</text:p>
          </table:table-cell>
          <table:table-cell/>
          <table:table-cell table:style-name="ce21" office:value-type="string" calcext:value-type="string">
            <text:p>ladung_zentral &lt; -10%</text:p>
          </table:table-cell>
          <table:table-cell table:style-name="ce7"/>
          <table:table-cell table:style-name="ce6" office:value-type="string" calcext:value-type="string">
            <text:p>brenner kommen nicht nach</text:p>
          </table:table-cell>
          <table:table-cell table:style-name="ce6" office:value-type="string" calcext:value-type="string">
            <text:p>weniger Häuser,</text:p>
            <text:p>anhebung runter do_weniger_haeuser()</text:p>
          </table:table-cell>
          <table:table-cell table:style-name="ce21" office:value-type="string" calcext:value-type="string">
            <text:p>alle 10 minuten einen</text:p>
          </table:table-cell>
          <table:table-cell table:style-name="ce21"/>
          <table:table-cell table:style-name="ce21" office:value-type="string" calcext:value-type="string">
            <text:p>speed egal, kann pumpe aus</text:p>
          </table:table-cell>
          <table:table-cell table:number-columns-repeated="4"/>
        </table:table-row>
        <table:table-row table:style-name="ro4">
          <table:table-cell/>
          <table:table-cell table:style-name="ce14"/>
          <table:covered-table-cell/>
          <table:table-cell table:number-columns-repeated="4"/>
          <table:table-cell table:style-name="ce7" table:number-columns-repeated="3"/>
          <table:table-cell table:number-columns-repeated="7"/>
        </table:table-row>
        <table:table-row table:style-name="ro1">
          <table:table-cell/>
          <table:table-cell table:style-name="ce14" office:value-type="string" calcext:value-type="string">
            <text:p>zentral_warm</text:p>
          </table:table-cell>
          <table:covered-table-cell/>
          <table:table-cell/>
          <table:table-cell table:style-name="ce5"/>
          <table:table-cell/>
          <table:table-cell table:style-name="ce5"/>
          <table:table-cell table:style-name="ce7"/>
          <table:table-cell table:style-name="ce25"/>
          <table:table-cell table:style-name="ce25" office:value-type="string" calcext:value-type="string">
            <text:p>frei</text:p>
          </table:table-cell>
          <table:table-cell office:value-type="string" calcext:value-type="string">
            <text:p>anhebung langsam absenken</text:p>
          </table:table-cell>
          <table:table-cell table:number-columns-repeated="6"/>
        </table:table-row>
        <table:table-row table:style-name="ro5">
          <table:table-cell/>
          <table:table-cell table:style-name="ce14" office:value-type="string" calcext:value-type="string">
            <text:p>zentral_zukalt</text:p>
          </table:table-cell>
          <table:table-cell table:style-name="ce23" office:value-type="string" calcext:value-type="string">
            <text:p>TPO_C &lt; 55</text:p>
          </table:table-cell>
          <table:table-cell/>
          <table:table-cell table:style-name="ce23" office:value-type="string" calcext:value-type="string">
            <text:p>TPO_C &lt; 55</text:p>
          </table:table-cell>
          <table:table-cell/>
          <table:table-cell table:style-name="ce23" office:value-type="string" calcext:value-type="string">
            <text:p>TPO_C &lt; 55</text:p>
          </table:table-cell>
          <table:table-cell/>
          <table:table-cell table:style-name="ce7" office:value-type="string" calcext:value-type="string">
            <text:p>TPO zu kalt</text:p>
          </table:table-cell>
          <table:table-cell table:style-name="ce7" office:value-type="string" calcext:value-type="string">
            <text:p>Pumpe aus</text:p>
          </table:table-cell>
          <table:table-cell table:number-columns-repeated="7"/>
        </table:table-row>
        <table:table-row table:style-name="ro6">
          <table:table-cell table:number-columns-repeated="17"/>
        </table:table-row>
        <table:table-row table:style-name="ro1">
          <table:table-cell office:value-type="string" calcext:value-type="string">
            <text:p>Kessel Sperren: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ce7" office:value-type="string" calcext:value-type="string">
            <text:p>if Energiemangel: keinen sperren</text:p>
            <text:p>else</text:p>
            <text:p>sperren A und B</text:p>
            <text:p/>
          </table:table-cell>
          <table:table-cell table:style-name="ce7"/>
          <table:table-cell table:style-name="ce7" office:value-type="string" calcext:value-type="string">
            <text:p>if Energiemangel: keinen sperren</text:p>
            <text:p>else:</text:p>
            <text:p>sperren B</text:p>
          </table:table-cell>
          <table:table-cell/>
          <table:table-cell office:value-type="string" calcext:value-type="string">
            <text:p>keinen sperren</text:p>
          </table:table-cell>
          <table:table-cell table:number-columns-repeated="10"/>
        </table:table-row>
        <table:table-row table:style-name="ro6">
          <table:table-cell table:number-columns-repeated="17"/>
        </table:table-row>
        <table:table-row table:style-name="ro1">
          <table:table-cell office:value-type="string" calcext:value-type="string">
            <text:p>Leistung brenner_1 max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*) Modulation B: der kleinere Wert der Modulation beider Kessel. Man muss nicht wissen welche Kessel A oder B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stung brenner_2 max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Grafana</text:p>
          </table:table-cell>
          <table:table-cell/>
          <table:table-cell office:value-type="string" calcext:value-type="string">
            <text:p>ein Diagr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stung brenner_1 min</text:p>
          </table:table-cell>
          <table:table-cell table:number-columns-repeated="3"/>
          <table:table-cell table:formula="of:=[.E14]*0.3" office:value-type="float" office:value="12.3" calcext:value-type="float">
            <text:p>12.3</text:p>
          </table:table-cell>
          <table:table-cell/>
          <table:table-cell table:formula="of:=[.G14]*0.3" office:value-type="float" office:value="12.3" calcext:value-type="float">
            <text:p>12.3</text:p>
          </table:table-cell>
          <table:table-cell table:number-columns-repeated="5"/>
          <table:table-cell office:value-type="string" calcext:value-type="string">
            <text:p>brenner_1_modulatio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 aus, 1 nachbrand …</text:p>
          </table:table-cell>
          <table:table-cell/>
          <table:table-cell office:value-type="string" calcext:value-type="string">
            <text:p>30...100</text:p>
          </table:table-cell>
        </table:table-row>
        <table:table-row table:style-name="ro1">
          <table:table-cell office:value-type="string" calcext:value-type="string">
            <text:p>Leistung brenner_2 min</text:p>
          </table:table-cell>
          <table:table-cell table:number-columns-repeated="5"/>
          <table:table-cell table:formula="of:=[.G15]*0.3" office:value-type="float" office:value="12.3" calcext:value-type="float">
            <text:p>12.3</text:p>
          </table:table-cell>
          <table:table-cell table:number-columns-repeated="5"/>
          <table:table-cell office:value-type="string" calcext:value-type="string">
            <text:p>brenner_2_modulatio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 aus, 1 nachbrand …</text:p>
          </table:table-cell>
          <table:table-cell/>
          <table:table-cell office:value-type="string" calcext:value-type="string">
            <text:p>30...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max</text:p>
          </table:table-cell>
          <table:table-cell/>
          <table:table-cell table:formula="of:=SUM([.E14:.E15])" office:value-type="float" office:value="41" calcext:value-type="float">
            <text:p>41</text:p>
          </table:table-cell>
          <table:table-cell/>
          <table:table-cell table:formula="of:=SUM([.G14:.G15])"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otal min</text:p>
          </table:table-cell>
          <table:table-cell/>
          <table:table-cell table:formula="of:=SUM([.E17:.E18])" office:value-type="float" office:value="12.3" calcext:value-type="float">
            <text:p>12.3</text:p>
          </table:table-cell>
          <table:table-cell/>
          <table:table-cell table:formula="of:=SUM([.G17:.G18])" office:value-type="float" office:value="24.6" calcext:value-type="float">
            <text:p>24.6</text:p>
          </table:table-cell>
          <table:table-cell table:number-columns-repeated="5"/>
          <table:table-cell office:value-type="string" calcext:value-type="string">
            <text:p>TPM_C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TPO_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 Haus ca.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Häuser max</text:p>
          </table:table-cell>
          <table:table-cell/>
          <table:table-cell table:formula="of:=[.E19]/[.E22]" office:value-type="float" office:value="8.2" calcext:value-type="float">
            <text:p>8.2</text:p>
          </table:table-cell>
          <table:table-cell/>
          <table:table-cell table:formula="of:=[.G19]/[.G22]" office:value-type="float" office:value="16.4" calcext:value-type="float">
            <text:p>16.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äuser min</text:p>
          </table:table-cell>
          <table:table-cell/>
          <table:table-cell table:formula="of:=[.E20]/[.E22]" office:value-type="float" office:value="2.46" calcext:value-type="float">
            <text:p>2.46</text:p>
          </table:table-cell>
          <table:table-cell/>
          <table:table-cell table:formula="of:=[.G20]/[.G22]" office:value-type="float" office:value="4.92" calcext:value-type="float">
            <text:p>4.92</text:p>
          </table:table-cell>
          <table:table-cell table:number-columns-repeated="10"/>
        </table:table-row>
      </table:table>
      <table:table table:name="Regelkreise" table:style-name="ta1">
        <table:table-column table:style-name="co1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Häuser (Last)</text:p>
          </table:table-cell>
          <table:table-cell table:number-columns-repeated="2"/>
          <table:table-cell office:value-type="string" calcext:value-type="string">
            <text:p>Fernleitung</text:p>
          </table:table-cell>
          <table:table-cell table:number-columns-repeated="3"/>
          <table:table-cell office:value-type="string" calcext:value-type="string">
            <text:p>Oekofe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Zustand</text:p>
          </table:table-cell>
          <table:table-cell office:value-type="string" calcext:value-type="string">
            <text:p>Ladung Speicher (0..100%)</text:p>
          </table:table-cell>
          <table:table-cell table:number-columns-repeated="2"/>
          <table:table-cell office:value-type="string" calcext:value-type="string">
            <text:p>Aktuelle Vorlauftemeratur</text:p>
          </table:table-cell>
          <table:table-cell table:number-columns-repeated="3"/>
          <table:table-cell office:value-type="string" calcext:value-type="string">
            <text:p>Zu warm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Zu kal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0 kessel ei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 kessel ei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 kessel ei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iemangel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egelgrössen</text:p>
          </table:table-cell>
          <table:table-cell office:value-type="string" calcext:value-type="string">
            <text:p>Ventil</text:p>
          </table:table-cell>
          <table:table-cell table:number-columns-repeated="2"/>
          <table:table-cell office:value-type="string" calcext:value-type="string">
            <text:p>Vorlauftemperatur</text:p>
          </table:table-cell>
          <table:table-cell table:number-columns-repeated="3"/>
          <table:table-cell office:value-type="string" calcext:value-type="string">
            <text:p>Kessel sperre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umpe</text:p>
          </table:table-cell>
          <table:table-cell table:number-columns-repeated="3"/>
          <table:table-cell office:value-type="string" calcext:value-type="string">
            <text:p>Energie ziehen (indirekt: Ventil Haus/Pumpe/Vorlauftemperatur)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def regeln(</text:p>
          </table:table-cell>
          <table:table-cell table:number-columns-repeated="7"/>
        </table:table-row>
      </table:table>
      <table:table table:name="Ladevoll" table:style-name="ta1">
        <table:shapes>
          <draw:line draw:z-index="0" draw:name="Linie 1" draw:style-name="gr2" draw:text-style-name="P2" svg:x1="3.7476in" svg:y1="4.2665in" svg:x2="3.7898in" svg:y2="0.6252in">
            <text:p/>
          </draw:line>
          <draw:frame draw:z-index="3" draw:name="Textrahmen 1" draw:style-name="gr3" draw:text-style-name="P3" svg:width="1.4476in" svg:height="0.4472in" svg:x="6.5102in" svg:y="4.402in">
            <draw:text-box>
              <text:p>Verbrauch %</text:p>
              <text:p>maximale = 100%</text:p>
            </draw:text-box>
          </draw:frame>
          <draw:line draw:z-index="4" draw:name="Linie 4" draw:style-name="gr4" draw:text-style-name="P2" svg:x1="7.3335in" svg:y1="4.3157in" svg:x2="7.3453in" svg:y2="0.276in">
            <text:p/>
          </draw:line>
          <draw:line draw:z-index="6" draw:name="Linie 5" draw:style-name="gr4" draw:text-style-name="P2" svg:x1="7.6339in" svg:y1="0.7909in" svg:x2="3.4535in" svg:y2="0.7846in">
            <text:p/>
          </draw:line>
          <draw:polyline draw:z-index="10" draw:name="Vielfachlinie mit 3 Punkten 1" draw:style-name="gr4" draw:text-style-name="P2" svg:width="1.7165in" svg:height="0.9791in" draw:transform="rotate (1.58824961931484) translate (3.7294408163735in 4.27772228042846in)" svg:viewBox="0 0 4361 2488" draw:points="0,2488 4361,2488 4342,0">
            <text:p/>
          </draw:polyline>
          <draw:custom-shape draw:z-index="13" draw:name="Form 1" draw:style-name="gr5" draw:text-style-name="P2" svg:width="0.102in" svg:height="0.1165in" svg:x="7.2736in" svg:y="2.740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1" table:number-columns-repeated="12" table:default-cell-style-name="Default"/>
        <table:table-row table:style-name="ro1">
          <table:table-cell>
            <draw:line draw:z-index="1" draw:name="Linie 2" draw:style-name="gr2" draw:text-style-name="P2" svg:x1="0.0004in" svg:y1="3.6417in" svg:x2="0.0425in" svg:y2="0.0004in">
              <text:p/>
            </draw:line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>
            <draw:frame draw:z-index="5" draw:name="Textrahmen 2" draw:style-name="gr3" draw:text-style-name="P3" svg:width="1.4476in" svg:height="0.4472in" svg:x="0.2224in" svg:y="0.1039in">
              <draw:text-box>
                <text:p>Ladung voll %</text:p>
              </draw:text-box>
            </draw:frame>
          </table:table-cell>
          <table:table-cell>
            <draw:frame draw:z-index="9" draw:name="Textrahmen 4" draw:style-name="gr6" draw:text-style-name="P3" svg:width="0.4559in" svg:height="0.1953in" svg:x="0.4811in" svg:y="0.1295in">
              <draw:text-box>
                <text:p>100%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2"/>
          <table:table-cell>
            <draw:line draw:z-index="7" draw:name="Linie 6" draw:style-name="gr7" draw:text-style-name="P2" svg:x1="5.5614in" svg:y1="0.0858in" svg:x2="0.4024in" svg:y2="3.4697in">
              <text:p/>
            </draw:line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6"/>
          <table:table-cell>
            <draw:custom-shape draw:z-index="14" draw:name="Form 2" draw:style-name="gr5" draw:text-style-name="P2" svg:width="0.102in" svg:height="0.1165in" svg:x="0.6591in" svg:y="0.0291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  <table:table-row table:style-name="ro1">
          <table:table-cell table:number-columns-repeated="10"/>
          <table:table-cell>
            <draw:frame draw:z-index="20" draw:name="Textrahmen 8" draw:style-name="gr3" draw:text-style-name="P3" svg:width="1.4476in" svg:height="0.4472in" svg:x="0.6559in" svg:y="0.0622in">
              <draw:text-box>
                <text:p>aus</text:p>
              </draw:text-box>
            </draw:frame>
          </table:table-cell>
          <table:table-cell/>
        </table:table-row>
        <table:table-row table:style-name="ro1">
          <table:table-cell table:number-columns-repeated="2"/>
          <table:table-cell>
            <draw:line draw:z-index="18" draw:name="Linie 8" draw:style-name="gr8" draw:text-style-name="P2" svg:x1="7.5913in" svg:y1="0in" svg:x2="0.3846in" svg:y2="2.4276in">
              <text:p/>
            </draw:line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>
            <draw:frame draw:z-index="11" draw:name="Textrahmen 5" draw:style-name="gr9" draw:text-style-name="P3" svg:width="0.3776in" svg:height="0.1846in" svg:x="0.7031in" svg:y="0.0189in">
              <draw:text-box>
                <text:p>50%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5"/>
          <table:table-cell>
            <draw:custom-shape draw:z-index="16" draw:name="Form 4" draw:style-name="gr5" draw:text-style-name="P2" svg:width="0.102in" svg:height="0.1165in" svg:x="0.4126in" svg:y="0.044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  <table:table-cell>
            <draw:frame draw:z-index="19" draw:name="Textrahmen 7" draw:style-name="gr3" draw:text-style-name="P3" svg:width="1.4476in" svg:height="0.4472in" svg:x="0.0843in" svg:y="0.0614in">
              <draw:text-box>
                <text:p>ein</text:p>
              </draw:text-box>
            </draw:frame>
          </table:table-cell>
        </table:table-row>
        <table:table-row table:style-name="ro1">
          <table:table-cell table:number-columns-repeated="2"/>
          <table:table-cell>
            <draw:line draw:z-index="17" draw:name="Linie 7" draw:style-name="gr8" draw:text-style-name="P2" svg:x1="7.928in" svg:y1="0.0614in" svg:x2="0.3846in" svg:y2="1.3614in">
              <text:p/>
            </draw:line>
          </table:table-cell>
          <table:table-cell table:number-columns-repeated="9"/>
        </table:table-row>
        <table:table-row table:style-name="ro1">
          <table:table-cell table:number-columns-repeated="3"/>
          <table:table-cell>
            <draw:frame draw:z-index="8" draw:name="Textrahmen 3" draw:style-name="gr9" draw:text-style-name="P3" svg:width="0.3776in" svg:height="0.1846in" svg:x="0.6799in" svg:y="0.0555in">
              <draw:text-box>
                <text:p>30%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6"/>
          <table:table-cell>
            <draw:custom-shape draw:z-index="15" draw:name="Form 3" draw:style-name="gr5" draw:text-style-name="P2" svg:width="0.102in" svg:height="0.1165in" svg:x="0.052in" svg:y="0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>
            <draw:line draw:z-index="2" draw:name="Linie 3" draw:style-name="gr2" draw:text-style-name="P2" svg:x1="0.7689in" svg:y1="0.0858in" svg:x2="5.0453in" svg:y2="0.0917in">
              <text:p/>
            </draw:line>
          </table:table-cell>
          <table:table-cell table:number-columns-repeated="8"/>
        </table:table-row>
        <table:table-row table:style-name="ro1">
          <table:table-cell table:number-columns-repeated="5"/>
          <table:table-cell>
            <draw:frame draw:z-index="12" draw:name="Textrahmen 6" draw:style-name="gr9" draw:text-style-name="P3" svg:width="0.3776in" svg:height="0.1846in" svg:x="0.1146in" svg:y="0.0378in">
              <draw:text-box>
                <text:p>30%</text:p>
              </draw:text-box>
            </draw:frame>
          </table:table-cell>
          <table:table-cell table:number-columns-repeated="6"/>
        </table:table-row>
      </table:table>
      <table:named-expressions>
        <table:named-range table:name="Toleranzband_C" table:base-cell-address="$kennzahlen.$G$8" table:cell-range-address="$kennzahlen.$D$20"/>
        <table:named-range table:name="TPM_aus_A_C" table:base-cell-address="$kennzahlen.$G$6" table:cell-range-address="$kennzahlen.$C$17"/>
        <table:named-range table:name="TPM_aus_B_C" table:base-cell-address="$kennzahlen.$G$7" table:cell-range-address="$kennzahlen.$C$19"/>
        <table:named-range table:name="TPO_ein_A_C" table:base-cell-address="$kennzahlen.$G$4" table:cell-range-address="$kennzahlen.$C$16"/>
        <table:named-range table:name="TPO_ein_B_C" table:base-cell-address="$kennzahlen.$G$5" table:cell-range-address="$kennzahlen.$C$1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CHF </number:text>
      <number:number number:decimal-places="0" number:min-decimal-places="0" number:min-integer-digits="1" number:grouping="true"/>
    </number:number-style>
    <number:number-style style:name="N130">
      <number:text>CHF 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text>CHF 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3P0" style:volatile="true">
      <number:text>CHF </number:text>
      <number:number number:decimal-places="2" number:min-decimal-places="2" number:min-integer-digits="1" number:grouping="true"/>
    </number:number-style>
    <number:number-style style:name="N133">
      <number:text>CHF 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>CHF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CHF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decimal-places="3" number:min-decimal-places="3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2">00/00/0000</text:date>, <text:time style:data-style-name="N2" text:time-value="14:43:28.73812257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8:12:29.297000000</meta:creation-date>
    <dc:date>2024-08-12T19:41:40.570906831</dc:date>
    <meta:editing-duration>P5DT2H8M32S</meta:editing-duration>
    <meta:editing-cycles>23</meta:editing-cycles>
    <meta:generator>LibreOffice/24.2.5.2$Linux_X86_64 LibreOffice_project/420$Build-2</meta:generator>
    <meta:document-statistic meta:table-count="4" meta:cell-count="121" meta:object-count="2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50" chart:maximum="8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014cm" svg:height="11.664cm" xlink:href=".." xlink:type="simple" chart:class="chart:bar" chart:style-name="ch1">
        <chart:plot-area chart:style-name="ch2" table:cell-range-address="kennzahlen.A16:kennzahlen.A19 kennzahlen.C16:kennzahlen.C19" chart:data-source-has-labels="column" svg:x="0.1cm" svg:y="0.233cm" svg:width="4.814cm" svg:height="11.198cm">
          <chart:coordinate-region svg:x="0.721cm" svg:y="0.432cm" svg:width="4.193cm" svg:height="8.421cm"/>
          <chart:axis chart:dimension="x" chart:name="primary-x" chart:style-name="ch3" chartooo:axis-type="auto">
            <chartooo:date-scale/>
            <chart:categories table:cell-range-address="kennzahlen.A16:kennzahlen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kennzahlen.C16:kennzahlen.C19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TPO_ein_A_C</text:p>
                <draw:g>
                  <svg:desc>kennzahlen.A16:kennzahlen.A19</svg:desc>
                </draw:g>
              </table:table-cell>
              <table:table-cell office:value-type="float" office:value="65">
                <text:p>65</text:p>
                <draw:g>
                  <svg:desc>kennzahlen.C16:kennzahlen.C19</svg:desc>
                </draw:g>
              </table:table-cell>
            </table:table-row>
            <table:table-row>
              <table:table-cell office:value-type="string">
                <text:p>TPM_aus_A_C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PO_ein_B_C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PM_aus_B_C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50" chart:maximum="8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014cm" svg:height="11.664cm" xlink:href=".." xlink:type="simple" chart:class="chart:bar" chart:style-name="ch1">
        <chart:plot-area chart:style-name="ch2" table:cell-range-address="kennzahlen.A16:kennzahlen.B19" chart:data-source-has-labels="column" svg:x="0.1cm" svg:y="0.233cm" svg:width="4.814cm" svg:height="11.198cm">
          <chart:coordinate-region svg:x="0.721cm" svg:y="0.432cm" svg:width="4.193cm" svg:height="8.421cm"/>
          <chart:axis chart:dimension="x" chart:name="primary-x" chart:style-name="ch3" chartooo:axis-type="auto">
            <chartooo:date-scale/>
            <chart:categories table:cell-range-address="kennzahlen.A16:kennzahlen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kennzahlen.B16:kennzahlen.B19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TPO_ein_A_C</text:p>
                <draw:g>
                  <svg:desc>kennzahlen.A16:kennzahlen.A19</svg:desc>
                </draw:g>
              </table:table-cell>
              <table:table-cell office:value-type="float" office:value="72">
                <text:p>72</text:p>
                <draw:g>
                  <svg:desc>kennzahlen.B16:kennzahlen.B19</svg:desc>
                </draw:g>
              </table:table-cell>
            </table:table-row>
            <table:table-row>
              <table:table-cell office:value-type="string">
                <text:p>TPM_aus_A_C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TPO_ein_B_C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PM_aus_B_C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